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69f4" officeooo:paragraph-rsid="001269f4"/>
    </style:style>
    <style:style style:name="P2" style:family="paragraph" style:parent-style-name="Standard">
      <style:text-properties officeooo:rsid="001269f4" officeooo:paragraph-rsid="001269f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bruary 13<text:span text:style-name="T1">th</text:span>, 2023</text:p>
      <text:p text:style-name="P2">KitKat Dambeck</text:p>
      <text:p text:style-name="P2">Visual Thinking</text:p>
      <text:p text:style-name="P2">Subjectivity Of Color; Color Relativity</text:p>
      <text:p text:style-name="P2"/>
      <text:list xml:id="list3240807662" text:style-name="L1">
        <text:list-item>
          <text:p text:style-name="P1">Disguising the reading.</text:p>
          <text:list>
            <text:list-item>
              <text:p text:style-name="P1">I did do the reading this time, I just don’t have notes.</text:p>
            </text:list-item>
            <text:list-item>
              <text:p text:style-name="P1">Blue is considered such a basic color now, but historically it was vanishingly rare.</text:p>
            </text:list-item>
            <text:list-item>
              <text:p text:style-name="P1">All our pigments are synthetic now. Its cheaper and more sustainable. </text:p>
            </text:list-item>
          </text:list>
        </text:list-item>
        <text:list-item>
          <text:p text:style-name="P1">Color is an illusion.</text:p>
        </text:list-item>
        <text:list-item>
          <text:p text:style-name="P1">Colors are perceived differently depending on surrounding color.</text:p>
          <text:list>
            <text:list-item>
              <text:p text:style-name="P1">In the example book they showed, they used mostly browns and grays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33:44.447947882</meta:creation-date>
    <dc:date>2023-02-13T15:09:17.281886809</dc:date>
    <meta:editing-duration>PT2H24M32S</meta:editing-duration>
    <meta:editing-cycles>1</meta:editing-cycles>
    <meta:document-statistic meta:table-count="0" meta:image-count="0" meta:object-count="0" meta:page-count="1" meta:paragraph-count="11" meta:word-count="83" meta:character-count="486" meta:non-whitespace-character-count="420"/>
    <meta:generator>LibreOffice/7.3.7.2$Linux_X86_64 LibreOffice_project/30$Build-2</meta:generator>
  </office:meta>
</office:document-meta>
</file>